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347" officeooo:paragraph-rsid="00186347"/>
    </style:style>
    <style:style style:name="P2" style:family="paragraph" style:parent-style-name="Standard">
      <style:text-properties style:text-line-through-style="none" style:text-line-through-type="none" style:text-underline-style="none" fo:font-weight="normal" officeooo:rsid="00186347" officeooo:paragraph-rsid="00186347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none" style:text-line-through-type="none" style:font-name="Monospace" fo:font-size="10pt" style:text-underline-style="none" fo:font-weight="normal" style:font-size-asian="10pt" style:font-weight-asian="normal" style:font-weight-complex="normal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6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7" style:family="text">
      <style:text-properties fo:color="#000000" style:font-name="Monospace" fo:font-size="10pt" style:text-underline-style="none" fo:font-weight="normal" style:font-size-asian="10pt" style:font-weight-asian="normal" style:font-weight-complex="normal"/>
    </style:style>
    <style:style style:name="T8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text-line-through-style="solid" style:text-line-through-type="single" style:font-name="Monospace" fo:font-size="10pt" style:font-size-asian="10pt"/>
    </style:style>
    <style:style style:name="T10" style:family="text">
      <style:text-properties fo:color="#000000" style:text-line-through-style="solid" style:text-line-through-type="single" style:font-name="Monospace" fo:font-size="10pt" style:text-underline-style="none" fo:font-weight="normal" style:font-size-asian="10pt" style:font-weight-asian="normal" style:font-weight-complex="normal"/>
    </style:style>
    <style:style style:name="T11" style:family="text">
      <style:text-properties fo:color="#000000" style:text-line-through-style="none" style:text-line-through-type="none" style:font-name="Monospace" fo:font-size="10pt" style:text-underline-style="none" fo:font-weight="normal" style:font-size-asian="10pt" style:font-weight-asian="normal" style:font-weight-complex="normal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7f0055" style:font-name="Monospace" fo:font-size="10pt" fo:font-weight="bold" style:font-size-asian="10pt" style:font-weight-asian="bold" style:font-weight-complex="bold"/>
    </style:style>
    <style:style style:name="T14" style:family="text">
      <style:text-properties fo:color="#7f0055" style:font-name="Monospace" fo:font-size="10pt" style:font-size-asian="10pt"/>
    </style:style>
    <style:style style:name="T15" style:family="text">
      <style:text-properties fo:color="#7f0055" style:font-name="Monospace" fo:font-size="10pt" fo:font-weight="normal" style:font-size-asian="10pt" style:font-weight-asian="normal" style:font-weight-complex="normal"/>
    </style:style>
    <style:style style:name="T16" style:family="text">
      <style:text-properties fo:color="#7f0055" style:font-name="Monospace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17" style:family="text">
      <style:text-properties fo:color="#7f0055" style:font-name="Monospace" fo:font-size="10pt" style:text-underline-style="none" fo:font-weight="normal" style:font-size-asian="10pt" style:font-weight-asian="normal" style:font-weight-complex="normal"/>
    </style:style>
    <style:style style:name="T18" style:family="text">
      <style:text-properties fo:color="#7f0055" style:text-line-through-style="solid" style:text-line-through-type="single" style:font-name="Monospace" fo:font-size="10pt" style:text-underline-style="none" fo:font-weight="normal" style:font-size-asian="10pt" style:font-weight-asian="normal" style:font-weight-complex="normal"/>
    </style:style>
    <style:style style:name="T19" style:family="text">
      <style:text-properties fo:color="#7f0055" style:text-line-through-style="none" style:text-line-through-type="none" style:font-name="Monospace" fo:font-size="10pt" style:text-underline-style="none" fo:font-weight="normal" style:font-size-asian="10pt" style:font-weight-asian="normal" style:font-weight-complex="normal"/>
    </style:style>
    <style:style style:name="T20" style:family="text">
      <style:text-properties fo:color="#6a3e3e" style:font-name="Monospace" fo:font-size="10pt" style:font-size-asian="10pt"/>
    </style:style>
    <style:style style:name="T21" style:family="text">
      <style:text-properties fo:color="#3f5fbf" style:font-name="Monospace" fo:font-size="10pt" style:font-size-asian="10pt"/>
    </style:style>
    <style:style style:name="T22" style:family="text">
      <style:text-properties fo:color="#3f3fbf" style:font-name="Monospace" fo:font-size="10pt" style:font-size-asian="10pt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</text:p>
      <text:p text:style-name="P1"/>
      <text:p text:style-name="P1"><text:span text:style-name="T12">public</text:span><text:span text:style-name="T1"> Date nextDay() { </text:span><text:span text:style-name="T23">//pas </text:span><text:span text:style-name="T24">fini</text:span></text:p>
      <text:p text:style-name="P3"><text:span text:style-name="T1"><text:tab/><text:tab/>Date </text:span><text:span text:style-name="T20">d</text:span><text:span text:style-name="T1"> = </text:span><text:span text:style-name="T12">this</text:span><text:span text:style-name="T1">;<text:tab/><text:tab/></text:span></text:p>
      <text:p text:style-name="P3"><text:span text:style-name="T1"><text:tab/><text:tab/></text:span><text:span text:style-name="T12">if</text:span><text:span text:style-name="T1">(</text:span><text:span text:style-name="T4">maxDayOfMonth</text:span><text:span text:style-name="T1">(</text:span><text:span text:style-name="T20">d</text:span><text:span text:style-name="T1">.getMonth())==</text:span><text:span text:style-name="T20">d</text:span><text:span text:style-name="T1">.getDay()){</text:span></text:p>
      <text:p text:style-name="P3"><text:span text:style-name="T1"><text:tab/><text:tab/><text:tab/></text:span><text:span text:style-name="T20">d</text:span><text:span text:style-name="T1"> = </text:span><text:span text:style-name="T12">new</text:span><text:span text:style-name="T1"> Date(1, </text:span><text:span text:style-name="T20">d</text:span><text:span text:style-name="T1">.getMonth()+1, </text:span><text:span text:style-name="T20">d</text:span><text:span text:style-name="T1">.getYear());</text:span></text:p>
      <text:p text:style-name="P3"><text:span text:style-name="T1"><text:tab/><text:tab/>}</text:span></text:p>
      <text:p text:style-name="P1"><text:span text:style-name="T1"><text:tab/><text:tab/></text:span><text:span text:style-name="T12">return</text:span><text:span text:style-name="T1"> </text:span><text:span text:style-name="T12">this</text:span><text:span text:style-name="T1">;</text:span></text:p>
      <text:p text:style-name="P1"><text:span text:style-name="T1"/></text:p>
      <text:p text:style-name="P1"><text:span text:style-name="T1">Pas fini nextDay mais le fonctionnement de l’algo est compris il manque seulement le coder. Par contre vers la fin j’ai vu que je pouvais utiliser les setteurs. </text:span></text:p>
      <text:p text:style-name="P1"><text:span text:style-name="T1">Ceci dit j’ai eu des problèmes avec eclipse, il arrêtait de fonctionner </text:span></text:p>
      <text:p text:style-name="P1"/>
      <text:p text:style-name="P1"/>
      <text:p text:style-name="P1"/>
      <text:p text:style-name="P1">DateTest</text:p>
      <text:p text:style-name="P1"><text:span text:style-name="T1"><text:s/></text:span><text:span text:style-name="T11"><text:s text:c="2"/></text:span><text:span text:style-name="T19">public</text:span><text:span text:style-name="T11"> </text:span><text:span text:style-name="T19">void</text:span><text:span text:style-name="T11"> testGetDay() {</text:span></text:p>
      <text:p text:style-name="P4"><text:span text:style-name="T1"><text:s text:c="8"/>Date </text:span><text:span text:style-name="T20">d</text:span><text:span text:style-name="T1"> = </text:span><text:span text:style-name="T14">new</text:span><text:span text:style-name="T1"> Date(31, 12, 2006);</text:span></text:p>
      <text:p text:style-name="P4"><text:span text:style-name="T1"><text:s text:c="8"/></text:span><text:span text:style-name="T4">assertEquals</text:span><text:span text:style-name="T1">(31, </text:span><text:span text:style-name="T20">d</text:span><text:span text:style-name="T1">.getDay());</text:span></text:p>
      <text:p text:style-name="P4"><text:span text:style-name="T1"><text:s text:c="4"/>}</text:span></text:p>
      <text:p text:style-name="P5"/>
      <text:p text:style-name="P4"><text:span text:style-name="T1"><text:s text:c="4"/></text:span><text:span text:style-name="T21">/**</text:span></text:p>
      <text:p text:style-name="P4"><text:span text:style-name="T21"><text:s text:c="5"/>* Test method for </text:span><text:span text:style-name="T22">{@link Date#getMonth()}</text:span><text:span text:style-name="T21">.</text:span></text:p>
      <text:p text:style-name="P4"><text:span text:style-name="T21"><text:s text:c="5"/>*/</text:span></text:p>
      <text:p text:style-name="P4"><text:span text:style-name="T1"><text:s text:c="4"/></text:span><text:span text:style-name="T14">public</text:span><text:span text:style-name="T1"> </text:span><text:span text:style-name="T14">void</text:span><text:span text:style-name="T1"> testGetMonth() {</text:span></text:p>
      <text:p text:style-name="P4"><text:span text:style-name="T1"><text:s text:c="7"/></text:span><text:span text:style-name="T23">// fail("Not yet implemented");</text:span></text:p>
      <text:p text:style-name="P4"><text:span text:style-name="T1"><text:s text:c="4"/><text:tab/>Date </text:span><text:span text:style-name="T20">d</text:span><text:span text:style-name="T1"> = </text:span><text:span text:style-name="T14">new</text:span><text:span text:style-name="T1"> Date(31, 12, 2006);</text:span></text:p>
      <text:p text:style-name="P4"><text:span text:style-name="T1"><text:s text:c="4"/><text:tab/></text:span><text:span text:style-name="T4">assertEquals</text:span><text:span text:style-name="T1">(12, </text:span><text:span text:style-name="T20">d</text:span><text:span text:style-name="T1">.getMonth());</text:span></text:p>
      <text:p text:style-name="P4"><text:span text:style-name="T1"><text:s text:c="4"/><text:tab/></text:span></text:p>
      <text:p text:style-name="P4"><text:span text:style-name="T1"><text:s text:c="4"/>}</text:span></text:p>
      <text:p text:style-name="P5"/>
      <text:p text:style-name="P4"><text:span text:style-name="T1"><text:s text:c="4"/></text:span><text:span text:style-name="T21">/**</text:span></text:p>
      <text:p text:style-name="P4"><text:span text:style-name="T21"><text:s text:c="5"/>* Test method for </text:span><text:span text:style-name="T22">{@link Date#getYear()}</text:span><text:span text:style-name="T21">.</text:span></text:p>
      <text:p text:style-name="P4"><text:span text:style-name="T21"><text:s text:c="5"/>*/</text:span></text:p>
      <text:p text:style-name="P4"><text:span text:style-name="T1"><text:s text:c="4"/></text:span><text:span text:style-name="T14">public</text:span><text:span text:style-name="T1"> </text:span><text:span text:style-name="T14">void</text:span><text:span text:style-name="T1"> testGetYear() {</text:span></text:p>
      <text:p text:style-name="P4"><text:span text:style-name="T1"><text:s text:c="7"/></text:span><text:span text:style-name="T23">// fail("Not yet implemented"); </text:span></text:p>
      <text:p text:style-name="P4"><text:span text:style-name="T1"><text:s text:c="4"/><text:tab/>Date </text:span><text:span text:style-name="T20">d</text:span><text:span text:style-name="T1"> = </text:span><text:span text:style-name="T14">new</text:span><text:span text:style-name="T1"> Date(31, 12, 2006);</text:span></text:p>
      <text:p text:style-name="P4"><text:span text:style-name="T1"><text:s text:c="4"/><text:tab/></text:span><text:span text:style-name="T4">assertEquals</text:span><text:span text:style-name="T1">(2006, </text:span><text:span text:style-name="T20">d</text:span><text:span text:style-name="T1">.getYear());</text:span></text:p>
      <text:p text:style-name="P4"><text:span text:style-name="T1"><text:s text:c="4"/>}</text:span></text:p>
      <text:p text:style-name="P5"/>
      <text:p text:style-name="P4"><text:span text:style-name="T1"><text:s text:c="4"/></text:span><text:span text:style-name="T21">/**</text:span></text:p>
      <text:p text:style-name="P4"><text:span text:style-name="T21"><text:s text:c="5"/>* Test method for </text:span><text:span text:style-name="T22">{@link Date#checkData()}</text:span><text:span text:style-name="T21"> .</text:span></text:p>
      <text:p text:style-name="P4"><text:span text:style-name="T21"><text:s text:c="5"/>*/</text:span></text:p>
      <text:p text:style-name="P4"><text:span text:style-name="T1"><text:s text:c="4"/></text:span><text:span text:style-name="T14">public</text:span><text:span text:style-name="T1"> </text:span><text:span text:style-name="T14">void</text:span><text:span text:style-name="T1"> testCheckData() {</text:span></text:p>
      <text:p text:style-name="P4"><text:span text:style-name="T1"><text:s text:c="4"/></text:span><text:span text:style-name="T23">// <text:s text:c="3"/>fail("Not yet implemented");</text:span></text:p>
      <text:p text:style-name="P4"><text:span text:style-name="T1"><text:s text:c="4"/><text:tab/>Date </text:span><text:span text:style-name="T20">d</text:span><text:span text:style-name="T1"> = </text:span><text:span text:style-name="T14">new</text:span><text:span text:style-name="T1"> Date(31, 12, 2006);</text:span></text:p>
      <text:p text:style-name="P4"><text:span text:style-name="T1"><text:s text:c="4"/><text:tab/></text:span><text:span text:style-name="T4">assertTrue</text:span><text:span text:style-name="T1">(</text:span><text:span text:style-name="T20">d</text:span><text:span text:style-name="T1">.checkData());</text:span></text:p>
      <text:p text:style-name="P2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19:13.535619710</meta:creation-date>
    <dc:date>2018-10-01T12:27:33.234052101</dc:date>
    <meta:editing-duration>PT8M28S</meta:editing-duration>
    <meta:editing-cycles>1</meta:editing-cycles>
    <meta:document-statistic meta:table-count="0" meta:image-count="0" meta:object-count="0" meta:page-count="1" meta:paragraph-count="39" meta:word-count="154" meta:character-count="1149" meta:non-whitespace-character-count="872"/>
    <meta:generator>LibreOffice/6.0.4.2$Linux_X86_64 LibreOffice_project/00m0$Build-2</meta:generator>
  </office:meta>
</office:document-meta>
</file>